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Header">
      <style:text-properties style:font-name="Times New Roman" fo:font-size="10pt" style:font-size-asian="10pt" style:font-size-complex="10pt"/>
    </style:style>
    <style:style style:name="P2" style:family="paragraph" style:parent-style-name="Header">
      <style:paragraph-properties fo:text-align="start" style:justify-single-word="false"/>
      <style:text-properties style:font-name="Times New Roman" fo:font-size="10pt" style:font-size-asian="10pt" style:font-size-complex="10pt"/>
    </style:style>
    <style:style style:name="P3" style:family="paragraph" style:parent-style-name="Standard">
      <style:text-properties style:font-name="Times New Roman"/>
    </style:style>
    <style:style style:name="P4" style:family="paragraph" style:parent-style-name="Standard">
      <style:paragraph-properties fo:text-align="center" style:justify-single-word="false"/>
      <style:text-properties style:font-name="Times New Roman" fo:font-size="16pt" fo:font-weight="bold" style:font-size-asian="16pt" style:font-weight-asian="bold" style:font-size-complex="16pt" style:font-weight-complex="bold"/>
    </style:style>
    <style:style style:name="P5" style:family="paragraph" style:parent-style-name="Standard">
      <style:text-properties style:font-name="Times New Roman" officeooo:rsid="0009bfc3" officeooo:paragraph-rsid="0009bfc3"/>
    </style:style>
    <style:style style:name="P6" style:family="paragraph" style:parent-style-name="Standard" style:list-style-name="L1">
      <style:text-properties style:font-name="Times New Roman" officeooo:rsid="000fbae0" officeooo:paragraph-rsid="000fbae0"/>
    </style:style>
    <style:style style:name="P7" style:family="paragraph" style:parent-style-name="Standard" style:list-style-name="L1">
      <style:text-properties style:font-name="Times New Roman" officeooo:rsid="000fbae0" officeooo:paragraph-rsid="00168e83"/>
    </style:style>
    <style:style style:name="P8" style:family="paragraph" style:parent-style-name="Standard" style:list-style-name="L1">
      <style:text-properties style:font-name="Times New Roman" officeooo:rsid="00106d92" officeooo:paragraph-rsid="00106d92"/>
    </style:style>
    <style:style style:name="P9" style:family="paragraph" style:parent-style-name="Standard">
      <style:text-properties style:font-name="Times New Roman" officeooo:paragraph-rsid="00168e83"/>
    </style:style>
    <style:style style:name="T1" style:family="text">
      <style:text-properties officeooo:rsid="000c4bd1"/>
    </style:style>
    <style:style style:name="T2" style:family="text">
      <style:text-properties officeooo:rsid="000e006c"/>
    </style:style>
    <style:style style:name="T3" style:family="text">
      <style:text-properties officeooo:rsid="000e3458"/>
    </style:style>
    <style:style style:name="T4" style:family="text">
      <style:text-properties officeooo:rsid="000f14c8"/>
    </style:style>
    <style:style style:name="T5" style:family="text">
      <style:text-properties officeooo:rsid="001076bd"/>
    </style:style>
    <style:style style:name="T6" style:family="text">
      <style:text-properties officeooo:rsid="0011888c"/>
    </style:style>
    <style:style style:name="T7" style:family="text">
      <style:text-properties officeooo:rsid="00130c1d"/>
    </style:style>
    <style:style style:name="T8" style:family="text">
      <style:text-properties officeooo:rsid="00135d87"/>
    </style:style>
    <style:style style:name="T9" style:family="text">
      <style:text-properties officeooo:rsid="00153007"/>
    </style:style>
    <style:style style:name="T10" style:family="text">
      <style:text-properties officeooo:rsid="00168e8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lantilla para escenario específico</text:p>
      <text:p text:style-name="P4"><text:s/>de atributo de calidad</text:p>
      <text:p text:style-name="P3"/>
      <text:p text:style-name="P3">Requerimiento no funcional asociado: <text:span text:style-name="T3">Almacenamiento seguro de las contraseñas</text:span></text:p>
      <text:p text:style-name="P3"/>
      <text:p text:style-name="P3"/>
      <text:p text:style-name="P5">Categoría: <text:span text:style-name="T4">Seguridad</text:span></text:p>
      <text:p text:style-name="P3"/>
      <text:p text:style-name="P3"/>
      <text:p text:style-name="P3">Fuente del estímulo: <text:span text:style-name="T5">Un atacante que pretende obtener la contraseña de un usuario</text:span></text:p>
      <text:p text:style-name="P3"/>
      <text:p text:style-name="P3"/>
      <text:p text:style-name="P3">Estímulo: <text:span text:style-name="T6">Un ataque dirigido a obtener la contraseña de algún usuario. </text:span></text:p>
      <text:p text:style-name="P3"/>
      <text:p text:style-name="P3"/>
      <text:p text:style-name="P9">Ambiente o contexto: <text:span text:style-name="T8">Es un ataque desde fuera del sistema. </text:span><text:span text:style-name="T7">El ataque permitió al atacante obtener un acceso de solo lectura a la base de datos.</text:span></text:p>
      <text:p text:style-name="P3"/>
      <text:p text:style-name="P3"/>
      <text:p text:style-name="P3">Artefacto: <text:span text:style-name="T9">Afecta a la base de datos que guarda las contraseñas.</text:span></text:p>
      <text:p text:style-name="P3"/>
      <text:p text:style-name="P3"/>
      <text:p text:style-name="P3">Respuesta: <text:span text:style-name="T10">El atacante logró acceder a los registros deseados de la base de datos.</text:span></text:p>
      <text:p text:style-name="P3"/>
      <text:p text:style-name="P3"/>
      <text:p text:style-name="P3">Medición de la respuesta: <text:span text:style-name="T10">Los datos privados como contraseñas deben ser inaccesibles de todos modos para el atacante. Además, otros datos críticos (como tarjetas de crédito) deben seguir siendo innaccesibles directamente para el atacante (posiblemente encriptados).</text:span></text:p>
      <text:p text:style-name="P3"/>
      <text:p text:style-name="P3"/>
      <text:p text:style-name="P3"/>
      <text:p text:style-name="P5">Este escenario se logrará mediante las siguientes tácticas:</text:p>
      <text:list xml:id="list37443934" text:style-name="L1">
        <text:list-item>
          <text:p text:style-name="P6">Empleo de funciones hash seguras para el almacenamiento de las contraseñas, como b2crypt.</text:p>
        </text:list-item>
        <text:list-item>
          <text:p text:style-name="P7"><text:span text:style-name="T10">Los datos críticos del usuario deben estar encriptados, ya sea con la clave del usuario o si esto no fuera posible con una clave almacenada en la aplicación/servidor, de modo que al menos se dificulte el acceso a la información.</text:span></text:p>
        </text:list-item>
        <text:list-item>
          <text:p text:style-name="P8">El uso de sistemas de autenticación de terceros (como Facebook)</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CR"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ext-properties style:font-name="Times New Roman" fo:font-size="10pt" style:font-size-asian="10pt" style:font-size-complex="10pt"/>
    </style:style>
    <style:style style:name="MP2" style:family="paragraph" style:parent-style-name="Header">
      <style:text-properties style:font-name="Times New Roman" fo:font-size="10pt" style:font-size-asian="10pt" style:font-size-complex="10pt"/>
    </style:style>
    <style:style style:name="MT1" style:family="text">
      <style:text-properties officeooo:rsid="000c4bd1"/>
    </style:style>
    <style:style style:name="MT2" style:family="text">
      <style:text-properties officeooo:rsid="000e006c"/>
    </style:style>
    <style:page-layout style:name="Mpm1">
      <style:page-layout-properties fo:page-width="21.59cm" fo:page-height="27.94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Sistema: <text:span text:style-name="MT1">Dots and Boxes</text:span><text:tab/><text:tab/><text:date style:data-style-name="N37" text:date-value="2012-10-23T19:35:18.21" text:fixed="true">23/10/12</text:date></text:p>
        <text:p text:style-name="MP2">Elaborado por: <text:span text:style-name="MT2">Esteban Rodríguez Betancourt</text:span><text:tab/><text:tab/><text:page-number text:select-page="current">1</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23T19:35:18.36</meta:creation-date>
    <meta:editing-duration>PT17M43S</meta:editing-duration>
    <meta:editing-cycles>13</meta:editing-cycles>
    <meta:generator>LibreOffice/3.6$Windows_x86 LibreOffice_project/e29a214-2bbed72-0621de6-a97528c-8f066d</meta:generator>
    <dc:date>2012-10-30T17:38:20.19</dc:date>
    <meta:document-statistic meta:table-count="0" meta:image-count="0" meta:object-count="0" meta:page-count="1" meta:paragraph-count="16" meta:word-count="215" meta:character-count="1385" meta:non-whitespace-character-count="1185"/>
  </office:meta>
</office:document-meta>
</file>